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62dee" officeooo:paragraph-rsid="00162dee"/>
    </style:style>
    <style:style style:name="P2" style:family="paragraph" style:parent-style-name="Title">
      <style:text-properties officeooo:rsid="000a8257" officeooo:paragraph-rsid="000a8257"/>
    </style:style>
    <style:style style:name="P3" style:family="paragraph" style:parent-style-name="Subtitle">
      <style:text-properties officeooo:rsid="000a8257" officeooo:paragraph-rsid="000a8257"/>
    </style:style>
    <style:style style:name="P4" style:family="paragraph" style:parent-style-name="Text_20_body">
      <style:text-properties officeooo:rsid="00259d0b" officeooo:paragraph-rsid="00259d0b"/>
    </style:style>
    <style:style style:name="P5" style:family="paragraph" style:parent-style-name="Text_20_body">
      <style:text-properties officeooo:rsid="0026a061" officeooo:paragraph-rsid="0026a061"/>
    </style:style>
    <style:style style:name="P6" style:family="paragraph" style:parent-style-name="Text_20_body">
      <style:text-properties officeooo:rsid="0026d3f5" officeooo:paragraph-rsid="0026d3f5"/>
    </style:style>
    <style:style style:name="P7" style:family="paragraph" style:parent-style-name="Heading_20_1">
      <style:text-properties officeooo:rsid="000b8bc4" officeooo:paragraph-rsid="000b8bc4"/>
    </style:style>
    <style:style style:name="P8" style:family="paragraph" style:parent-style-name="Heading_20_1">
      <style:text-properties officeooo:rsid="001a3efb" officeooo:paragraph-rsid="001a3efb"/>
    </style:style>
    <style:style style:name="P9" style:family="paragraph" style:parent-style-name="Heading_20_2">
      <style:text-properties officeooo:rsid="001a3efb" officeooo:paragraph-rsid="001a3efb"/>
    </style:style>
    <style:style style:name="T1" style:family="text">
      <style:text-properties officeooo:rsid="0017e6bf"/>
    </style:style>
    <style:style style:name="T2" style:family="text">
      <style:text-properties officeooo:rsid="0025a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Dewpsi Design Document</text:p>
      <text:p text:style-name="P3">First Draft</text:p>
      <text:h text:style-name="P7" text:outline-level="1">Concept</text:h>
      <text:p text:style-name="P1">When I click on a tile in my level editor, that tile’s position shall be saved (in units of tiles) <text:span text:style-name="T1">and become the first tile in a range. When I click on a second tile, its position is saved, and between those tiles an imaginary line is drawn. All tiles on that line, including the two I clicked on, should be changed to look and act differently according to the current options.</text:span></text:p>
      <text:h text:style-name="P8" text:outline-level="1">Requirements</text:h>
      <text:h text:style-name="P9" text:outline-level="2">How This Will Be Used</text:h>
      <text:p text:style-name="P4">The programmer <text:span text:style-name="T2">will input a command that activate this system, and it will record the position of the next two tiles the programmer clicks on.</text:span></text:p>
      <text:p text:style-name="P5">The game provides the system access to the vector container that holds every tile in the level.</text:p>
      <text:p text:style-name="P6">The system iterates through each tile in the range and changes their graphic and code indexes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8:34:41.311122202</meta:creation-date>
    <meta:generator>LibreOffice/5.1.2.2$Linux_x86 LibreOffice_project/10m0$Build-2</meta:generator>
    <dc:date>2019-04-11T19:55:36.577794870</dc:date>
    <meta:editing-duration>PT1H55M20S</meta:editing-duration>
    <meta:editing-cycles>32</meta:editing-cycles>
    <meta:document-statistic meta:table-count="0" meta:image-count="0" meta:object-count="0" meta:page-count="1" meta:paragraph-count="9" meta:word-count="144" meta:character-count="793" meta:non-whitespace-character-count="658"/>
  </office:meta>
</office:document-meta>
</file>